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"react";</text:p>
      <text:p text:style-name="Standard">import { BarChart, Bar, XAxis, YAxis, CartesianGrid, Tooltip, Legend, ResponsiveContainer } from "recharts";</text:p>
      <text:p text:style-name="Standard"/>
      <text:p text:style-name="Standard">function IngresosEgresos() {</text:p>
      <text:p text:style-name="Standard">  const [datosMensuales, setDatosMensuales] = useState([]);</text:p>
      <text:p text:style-name="Standard"/>
      <text:p text:style-name="Standard">  useEffect(() =&gt; {</text:p>
      <text:p text:style-name="Standard">    fetch("http://127.0.0.1:8000/movimientos")</text:p>
      <text:p text:style-name="Standard">      .then((response) =&gt; response.json())</text:p>
      <text:p text:style-name="Standard">      .then((data) =&gt; {</text:p>
      <text:p text:style-name="Standard">        // Agrupar por mes y tipo</text:p>
      <text:p text:style-name="Standard">        const agrupados = {};</text:p>
      <text:p text:style-name="Standard"/>
      <text:p text:style-name="Standard">        data.forEach((item) =&gt; {</text:p>
      <text:p text:style-name="Standard">          const fecha = new Date(item.fecha); // Asume que `fecha` es un string en formato YYYY-MM-DD</text:p>
      <text:p text:style-name="Standard">          const mes = `${fecha.getFullYear()}-${String(fecha.getMonth() + 1).padStart(2, "0")}`;</text:p>
      <text:p text:style-name="Standard"/>
      <text:p text:style-name="Standard">          if (!agrupados[mes]) {</text:p>
      <text:p text:style-name="Standard">            agrupados[mes] = { mes, ingreso: 0, egreso: 0 };</text:p>
      <text:p text:style-name="Standard">          }</text:p>
      <text:p text:style-name="Standard"/>
      <text:p text:style-name="Standard">          if (item.tipo === "ingreso") {</text:p>
      <text:p text:style-name="Standard">            agrupados[mes].ingreso += item.monto;</text:p>
      <text:p text:style-name="Standard">          } else if (item.tipo === "egreso") {</text:p>
      <text:p text:style-name="Standard">            agrupados[mes].egreso += item.monto;</text:p>
      <text:p text:style-name="Standard">          }</text:p>
      <text:p text:style-name="Standard">        });</text:p>
      <text:p text:style-name="Standard"/>
      <text:p text:style-name="Standard">        const datosFormateados = Object.values(agrupados).sort((a, b) =&gt; a.mes.localeCompare(b.mes));</text:p>
      <text:p text:style-name="Standard">        setDatosMensuales(datosFormateados);</text:p>
      <text:p text:style-name="Standard">      });</text:p>
      <text:p text:style-name="Standard">  }, []);</text:p>
      <text:p text:style-name="Standard"/>
      <text:p text:style-name="Standard">  return (</text:p>
      <text:p text:style-name="Standard">    &lt;div&gt;</text:p>
      <text:p text:style-name="Standard">      &lt;h2&gt;Ingresos y Egresos por Mes&lt;/h2&gt;</text:p>
      <text:p text:style-name="Standard">      &lt;ResponsiveContainer width="100%" height={400}&gt;</text:p>
      <text:p text:style-name="Standard">        &lt;BarChart data={datosMensuales} margin={{ top: 20, right: 30, left: 20, bottom: 5 }}&gt;</text:p>
      <text:p text:style-name="Standard">          &lt;CartesianGrid strokeDasharray="3 3" /&gt;</text:p>
      <text:p text:style-name="Standard">          &lt;XAxis </text:p>
      <text:p text:style-name="Standard">            dataKey="mes" </text:p>
      <text:p text:style-name="Standard">            angle={-45} </text:p>
      <text:p text:style-name="Standard">            textAnchor="end" </text:p>
      <text:p text:style-name="Standard">            interval={0}</text:p>
      <text:p text:style-name="Standard">          /&gt;</text:p>
      <text:p text:style-name="Standard">          &lt;YAxis /&gt;</text:p>
      <text:p text:style-name="Standard">          &lt;Tooltip /&gt;</text:p>
      <text:p text:style-name="Standard">          &lt;Legend /&gt;</text:p>
      <text:p text:style-name="Standard">          &lt;Bar dataKey="ingreso" fill="#0088FE" name="Ingresos" /&gt;</text:p>
      <text:p text:style-name="Standard"><text:soft-page-break/>          &lt;Bar dataKey="egreso" fill="#FF8042" name="Egresos" /&gt;</text:p>
      <text:p text:style-name="Standard">        &lt;/BarChart&gt;</text:p>
      <text:p text:style-name="Standard">      &lt;/ResponsiveContainer&gt;</text:p>
      <text:p text:style-name="Standard">    &lt;/div&gt;</text:p>
      <text:p text:style-name="Standard">  );</text:p>
      <text:p text:style-name="Standard">}</text:p>
      <text:p text:style-name="Standard"/>
      <text:p text:style-name="Standard">export default IngresosEgresos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5T15:49:11.248827700</meta:creation-date>
    <dc:date>2025-07-25T15:49:23.210371300</dc:date>
    <meta:editing-duration>PT12S</meta:editing-duration>
    <meta:editing-cycles>1</meta:editing-cycles>
    <meta:document-statistic meta:table-count="0" meta:image-count="0" meta:object-count="0" meta:page-count="2" meta:paragraph-count="49" meta:word-count="175" meta:character-count="1808" meta:non-whitespace-character-count="1322"/>
    <meta:generator>LibreOffice/25.2.4.3$Windows_X86_64 LibreOffice_project/33e196637044ead23f5c3226cde09b47731f7e27</meta:generator>
  </office:meta>
</office:document-meta>
</file>